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2b2" officeooo:paragraph-rsid="000312b2"/>
    </style:style>
    <style:style style:name="P2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0312b2"/>
    </style:style>
    <style:style style:name="P3" style:family="paragraph" style:parent-style-name="Standard">
      <style:paragraph-properties fo:line-height="130%" fo:text-align="justify" style:justify-single-word="false"/>
      <style:text-properties style:font-name="Liberation Serif" officeooo:rsid="000312b2" officeooo:paragraph-rsid="000312b2"/>
    </style:style>
    <style:style style:name="P4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731ae" officeooo:paragraph-rsid="000731ae"/>
    </style:style>
    <style:style style:name="P5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7e724" officeooo:paragraph-rsid="0007e724"/>
    </style:style>
    <style:style style:name="P6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b2ae7" officeooo:paragraph-rsid="000b2ae7"/>
    </style:style>
    <style:style style:name="P7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b3c0f" officeooo:paragraph-rsid="000b3c0f"/>
    </style:style>
    <style:style style:name="T1" style:family="text">
      <style:text-properties fo:color="#000000" fo:font-size="12pt" fo:language="none" fo:country="none" officeooo:rsid="000731ae" style:font-size-asian="12pt" style:font-name-complex="Times New Roman" style:font-size-complex="12pt"/>
    </style:style>
    <style:style style:name="T2" style:family="text">
      <style:text-properties fo:color="#000000" fo:font-size="12pt" fo:language="none" fo:country="none" officeooo:rsid="000b2ae7" style:font-size-asian="12pt" style:font-name-complex="Times New Roman" style:font-size-complex="12pt"/>
    </style:style>
    <style:style style:name="T3" style:family="text">
      <style:text-properties officeooo:rsid="000731ae"/>
    </style:style>
    <style:style style:name="T4" style:family="text">
      <style:text-properties officeooo:rsid="000b2ae7"/>
    </style:style>
    <style:style style:name="T5" style:family="text">
      <style:text-properties officeooo:rsid="000b3c0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актическая работа № <text:span text:style-name="T4">3</text:span></text:p>
      <text:p text:style-name="P2">“<text:span text:style-name="T1">Составление диаграммы </text:span><text:span text:style-name="T2">объектов</text:span>”</text:p>
      <text:p text:style-name="P2"/>
      <text:p text:style-name="P3"><text:tab/><text:span text:style-name="T3">Используя результаты практической работы № 1, составить диаграмму объектов выбранной предметной области с использованием UML‑диаграмм. В диаграмме отразить следующие моменты</text:span>:</text:p>
      <text:list xml:id="list2642738152906991734" text:style-name="L1">
        <text:list-item>
          <text:p text:style-name="P7">Сценарий диаграммы (на естественном языке)</text:p>
        </text:list-item>
        <text:list-item>
          <text:p text:style-name="P4"><text:span text:style-name="T4">Экземпляры классов, включая значения свойств</text:span> </text:p>
        </text:list-item>
        <text:list-item>
          <text:p text:style-name="P6">Связи на уровне ссылок между экземплярами классов</text:p>
        </text:list-item>
      </text:list>
      <text:p text:style-name="P3"><text:tab/><text:span text:style-name="T5">Диаграмму построить для произвольного сценария работы системы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02:35.159391824</meta:creation-date>
    <dc:date>2019-10-17T19:38:34.738765922</dc:date>
    <meta:editing-duration>PT30M2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4" meta:character-count="435" meta:non-whitespace-character-count="388"/>
  </office:meta>
</office:document-meta>
</file>